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2.0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R-format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D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mp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to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Wr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S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Writ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al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q 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strução</text:p>
          </table:table-cell>
          <table:table-cell/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w, sw, addi, jump, j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eq, b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lti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-forma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22:42.7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07T22:27:17</meta:creation-date>
    <dc:date>2015-05-17T12:26:21.781000000</dc:date>
    <meta:generator>LibreOffice/4.3.6.2$Windows_x86 LibreOffice_project/d50a87b2e514536ed401c18000dad4660b6a169e</meta:generator>
    <meta:editing-duration>PT57M35S</meta:editing-duration>
    <meta:editing-cycles>3</meta:editing-cycles>
    <meta:document-statistic meta:table-count="3" meta:cell-count="17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